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be17" officeooo:paragraph-rsid="0011be17"/>
    </style:style>
    <style:style style:name="P2" style:family="paragraph" style:parent-style-name="Text_20_body">
      <style:text-properties officeooo:rsid="00122e8c" officeooo:paragraph-rsid="00122e8c"/>
    </style:style>
    <style:style style:name="P3" style:family="paragraph" style:parent-style-name="Text_20_body">
      <style:text-properties officeooo:paragraph-rsid="00122e8c"/>
    </style:style>
    <style:style style:name="P4" style:family="paragraph" style:parent-style-name="Text_20_body">
      <style:text-properties officeooo:rsid="00134745" officeooo:paragraph-rsid="00134745"/>
    </style:style>
    <style:style style:name="P5" style:family="paragraph" style:parent-style-name="Text_20_body">
      <style:text-properties officeooo:paragraph-rsid="00134745"/>
    </style:style>
    <style:style style:name="P6" style:family="paragraph" style:parent-style-name="Text_20_body">
      <style:text-properties officeooo:rsid="0014f936" officeooo:paragraph-rsid="0014f936"/>
    </style:style>
    <style:style style:name="T1" style:family="text">
      <style:text-properties officeooo:rsid="00122e8c"/>
    </style:style>
    <style:style style:name="T2" style:family="text">
      <style:text-properties style:font-name="Times New Roman" officeooo:rsid="00122e8c"/>
    </style:style>
    <style:style style:name="T3" style:family="text">
      <style:text-properties style:font-name="Times New Roman" officeooo:rsid="00133478"/>
    </style:style>
    <style:style style:name="T4" style:family="text">
      <style:text-properties style:font-name="Times New Roman" officeooo:rsid="00134745"/>
    </style:style>
    <style:style style:name="T5" style:family="text">
      <style:text-properties style:font-name="Times New Roman" officeooo:rsid="0014f936"/>
    </style:style>
    <style:style style:name="T6" style:family="text">
      <style:text-properties officeooo:rsid="00134745"/>
    </style:style>
    <style:style style:name="T7" style:family="text">
      <style:text-properties officeooo:rsid="0014f93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4745" style:font-weight-asian="bold" style:font-weight-complex="bold"/>
    </style:style>
    <style:style style:name="T10" style:family="text">
      <style:text-properties officeooo:rsid="0015b834"/>
    </style:style>
    <style:style style:name="T11" style:family="text">
      <style:text-properties fo:color="#c9211e"/>
    </style:style>
    <style:style style:name="T12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<text:span text:style-name="T12">1</text:span> – O que é SQL?</text:p>
      <text:p text:style-name="P1">R – É a linguagem padrão para sistemas gerenciadores de bancos de dados relacionais, que oferece recursos para definir a estrutura de dados, como atualizar, incluir, excluir e alterar os dados da tabela.</text:p>
      <text:p text:style-name="Text_20_body">2 – A SQL possui quais componentes?</text:p>
      <text:p text:style-name="P1">R – <text:span text:style-name="T1">Data Definition Language (DDL) e Data Manipulation Language (DML)</text:span>.</text:p>
      <text:p text:style-name="Text_20_body">3 – Quais os comandos da linguagem de definição de dados?</text:p>
      <text:p text:style-name="P3"><text:span text:style-name="T1">R – </text:span><text:span text:style-name="T2">c</text:span><text:span text:style-name="T3">reate</text:span><text:span text:style-name="T1">, alter e drop.</text:span></text:p>
      <text:p text:style-name="Text_20_body">4 – O comando <text:span text:style-name="T8">CREATE</text:span> é usado para definir dados, por exemplo, criar tabelas. O que mais é possível construir com o comando <text:span text:style-name="T8">CREATE</text:span>?</text:p>
      <text:p text:style-name="P2">R – <text:span text:style-name="T6">Utilizado também para criar um banco de dados (</text:span><text:span text:style-name="T9">CREATE DATABASE</text:span><text:span text:style-name="T6">).</text:span></text:p>
      <text:p text:style-name="Text_20_body">5 – Qual o tipo de restrição de cada cláusula: <text:span text:style-name="T8">CHECK</text:span>, <text:span text:style-name="T8">PRIMARY KEY</text:span> e <text:span text:style-name="T8">FOREIGN KEY</text:span>?</text:p>
      <text:p text:style-name="P4">R – <text:tab/><text:span text:style-name="T8">CHECK</text:span> – <text:span text:style-name="T7">Restrição de atributo</text:span>.</text:p>
      <text:p text:style-name="P5"><text:span text:style-name="T6"><text:tab/></text:span><text:span text:style-name="T9">PRIMARY KEY</text:span><text:span text:style-name="T6"> – </text:span><text:span text:style-name="T4">R</text:span><text:span text:style-name="T5">estrição de chave</text:span><text:span text:style-name="T6">.</text:span></text:p>
      <text:p text:style-name="P5"><text:span text:style-name="T6"><text:tab/></text:span><text:span text:style-name="T9">FOREIGN KEY</text:span><text:span text:style-name="T6"> – </text:span><text:span text:style-name="T4">R</text:span><text:span text:style-name="T5">estrição de integridade referencial</text:span><text:span text:style-name="T6">.</text:span></text:p>
      <text:p text:style-name="Text_20_body">6 – A cláusula <text:span text:style-name="T8">CONSTRAINT</text:span> é uma restrição? Comente.</text:p>
      <text:p text:style-name="P4">R – <text:span text:style-name="T7">Não, ele é usado opcionalmente para nomear uma restrição.</text:span></text:p>
      <text:p text:style-name="Text_20_body">7 – Qual a finalidade do comando <text:span text:style-name="T8">DROP</text:span>?</text:p>
      <text:p text:style-name="P6">R – Remover elementos nomeados do esquema, como tabelas, domínios ou restrições.</text:p>
      <text:p text:style-name="Text_20_body">8 – O que são e quais são as funções agregadas? Comente.</text:p>
      <text:p text:style-name="P6">R - <text:tab/><text:span text:style-name="T8">DROP INDEX</text:span> – Excluir o índice em uma tabela.</text:p>
      <text:p text:style-name="P6"><text:tab/><text:span text:style-name="T8">DROP TABLE</text:span> – Excluir uma tabela.</text:p>
      <text:p text:style-name="P6"><text:tab/><text:span text:style-name="T8">DROP DATA BASE</text:span> – Excluir um banco de dados.</text:p>
      <text:p text:style-name="Text_20_body">9 – Qual ordem de execução do comando <text:span text:style-name="T8">SELECT</text:span> e suas cláusulas?</text:p>
      <text:p text:style-name="P6">R –<text:tab/><text:span text:style-name="T10">select &lt;lista de atributos e funções&gt;</text:span></text:p>
      <text:p text:style-name="P6"><text:tab/><text:span text:style-name="T10">from &lt;lista de tabelas&gt;</text:span></text:p>
      <text:p text:style-name="P6"><text:tab/><text:span text:style-name="T10">where&lt;condição&gt;</text:span></text:p>
      <text:p text:style-name="P6"><text:tab/><text:span text:style-name="T10">group by &lt;atributo de agrupamento&gt;</text:span></text:p>
      <text:p text:style-name="P6"><text:tab/><text:span text:style-name="T10">having &lt;condição de grupo&gt;</text:span></text:p>
      <text:p text:style-name="P6"><text:tab/><text:span text:style-name="T10">order by &lt;lista de atributos&gt;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indent="0cm" style:auto-text-indent="false" style:page-number="auto"/>
      <style:text-properties style:font-name="Times New Roman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2:02:48.183000000</meta:creation-date>
    <dc:date>2020-04-16T13:16:56.487000000</dc:date>
    <meta:editing-duration>PT2M33S</meta:editing-duration>
    <meta:editing-cycles>1</meta:editing-cycles>
    <meta:document-statistic meta:table-count="0" meta:image-count="0" meta:object-count="0" meta:page-count="1" meta:paragraph-count="27" meta:word-count="240" meta:character-count="1453" meta:non-whitespace-character-count="1206"/>
    <meta:generator>LibreOffice/6.3.3.2$Windows_X86_64 LibreOffice_project/a64200df03143b798afd1ec74a12ab50359878ed</meta:generator>
  </office:meta>
</office:document-meta>
</file>